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1" svg:font-family="Arial" style:font-family-generic="roman"/>
    <style:font-face style:name="Arial Unicode MS" svg:font-family="'Arial Unicode MS'" style:font-family-generic="roman"/>
    <style:font-face style:name="Courier1" svg:font-family="Courier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officeooo:rsid="000b0794" officeooo:paragraph-rsid="000b0794" style:font-size-asian="10.5pt" style:font-size-complex="12pt"/>
    </style:style>
    <style:style style:name="P2" style:family="paragraph" style:parent-style-name="Text_20_body">
      <style:text-properties style:font-name="Arial" officeooo:rsid="000e1226" officeooo:paragraph-rsid="000e1226"/>
    </style:style>
    <style:style style:name="P3" style:family="paragraph" style:parent-style-name="Text_20_body">
      <style:text-properties style:font-name="Courier 10 Pitch" fo:font-size="12pt" officeooo:rsid="000b0794" officeooo:paragraph-rsid="000b0794" style:font-size-asian="10.5pt" style:font-size-complex="12pt"/>
    </style:style>
    <style:style style:name="P4" style:family="paragraph" style:parent-style-name="Text_20_body">
      <style:text-properties style:font-name="Courier 10 Pitch" fo:font-size="12pt" officeooo:rsid="000b0794" officeooo:paragraph-rsid="000c18ec" style:font-size-asian="10.5pt" style:font-size-complex="12pt"/>
    </style:style>
    <style:style style:name="P5" style:family="paragraph" style:parent-style-name="Text_20_body">
      <style:text-properties style:font-name="Courier 10 Pitch" officeooo:rsid="000e1226" officeooo:paragraph-rsid="000e1226"/>
    </style:style>
    <style:style style:name="P6" style:family="paragraph" style:parent-style-name="Default">
      <style:text-properties fo:font-style="normal" style:font-style-asian="normal" style:font-style-complex="normal"/>
    </style:style>
    <style:style style:name="P7" style:family="paragraph" style:parent-style-name="Default">
      <style:text-properties fo:font-style="italic" style:font-style-asian="italic" style:font-style-complex="italic"/>
    </style:style>
    <style:style style:name="P8" style:family="paragraph" style:parent-style-name="Default">
      <style:text-properties style:font-name="Arial" fo:font-style="italic" style:font-style-asian="italic" style:font-style-complex="italic"/>
    </style:style>
    <style:style style:name="P9" style:family="paragraph" style:parent-style-name="Default">
      <style:text-properties officeooo:rsid="000b0794" officeooo:paragraph-rsid="000b0794"/>
    </style:style>
    <style:style style:name="P10" style:family="paragraph" style:parent-style-name="Default" style:master-page-name="">
      <style:paragraph-properties fo:margin-left="2.0075in" fo:margin-right="0in" fo:margin-top="0in" fo:margin-bottom="0in" loext:contextual-spacing="false" fo:orphans="2" fo:widows="2" fo:text-indent="-1.998in" style:auto-text-indent="false" style:page-number="auto" style:writing-mode="lr-tb"/>
    </style:style>
    <style:style style:name="P11" style:family="paragraph" style:parent-style-name="Default" style:master-page-name="">
      <style:paragraph-properties fo:margin-left="2.0075in" fo:margin-right="0in" fo:margin-top="0in" fo:margin-bottom="0in" loext:contextual-spacing="false" fo:orphans="2" fo:widows="2" fo:text-indent="-2.0075in" style:auto-text-indent="false" style:page-number="auto" style:writing-mode="lr-tb"/>
    </style:style>
    <style:style style:name="P12" style:family="paragraph" style:parent-style-name="Default">
      <style:paragraph-properties fo:text-align="center" style:justify-single-word="false"/>
      <style:text-properties style:font-name="Arial1"/>
    </style:style>
    <style:style style:name="P13" style:family="paragraph" style:parent-style-name="Default">
      <style:paragraph-properties fo:text-align="center" style:justify-single-word="false"/>
      <style:text-properties style:font-name="Arial1" fo:font-size="14pt" style:font-size-asian="14pt"/>
    </style:style>
    <style:style style:name="P14" style:family="paragraph" style:parent-style-name="Default">
      <style:text-properties style:font-name="Arial1" fo:font-size="10pt" fo:font-style="italic" style:font-size-asian="10pt" style:font-style-asian="italic"/>
    </style:style>
    <style:style style:name="P15" style:family="paragraph" style:parent-style-name="Default">
      <style:text-properties style:font-name="Arial1" fo:font-size="10pt" fo:font-style="italic" style:font-size-asian="10pt" style:font-style-asian="italic" style:font-style-complex="italic"/>
    </style:style>
    <style:style style:name="P16" style:family="paragraph" style:parent-style-name="Default">
      <style:text-properties style:font-name="Arial" fo:font-size="12pt" style:font-size-asian="12pt"/>
    </style:style>
    <style:style style:name="P17" style:family="paragraph" style:parent-style-name="Default">
      <style:text-properties style:font-name="Courier1" fo:font-size="14pt" fo:font-style="italic" style:font-size-asian="14pt" style:font-style-asian="italic"/>
    </style:style>
    <style:style style:name="P18" style:family="paragraph" style:parent-style-name="Default">
      <style:text-properties style:font-name="Courier1" fo:font-size="16pt" fo:font-style="normal" style:font-size-asian="16pt" style:font-style-asian="normal" style:font-style-complex="normal"/>
    </style:style>
    <style:style style:name="P19" style:family="paragraph" style:parent-style-name="Default">
      <style:text-properties style:font-name="Courier1" fo:font-size="16pt" fo:font-style="italic" style:font-size-asian="16pt" style:font-style-asian="italic"/>
    </style:style>
    <style:style style:name="P20" style:family="paragraph" style:parent-style-name="Default">
      <style:text-properties style:font-name="Courier1" fo:font-size="12pt" fo:font-style="normal" style:font-size-asian="12pt" style:font-style-asian="normal" style:font-style-complex="normal"/>
    </style:style>
    <style:style style:name="P21" style:family="paragraph" style:parent-style-name="Default">
      <style:text-properties style:font-name="Courier1" fo:font-size="12pt" style:font-size-asian="12pt"/>
    </style:style>
    <style:style style:name="P22" style:family="paragraph" style:parent-style-name="Heading_20_3">
      <style:text-properties style:font-name="Arial1" fo:font-size="16pt" style:font-size-asian="16pt"/>
    </style:style>
    <style:style style:name="P23" style:family="paragraph" style:parent-style-name="Heading_20_3">
      <style:text-properties style:font-name="Arial1" fo:font-size="16pt" officeooo:paragraph-rsid="00077f26" style:font-size-asian="16pt"/>
    </style:style>
    <style:style style:name="P24" style:family="paragraph" style:parent-style-name="Heading_20_3">
      <style:text-properties style:font-name="Arial1" fo:font-size="16pt" fo:font-style="normal" style:font-size-asian="16pt" style:font-style-asian="normal" style:font-style-complex="normal"/>
    </style:style>
    <style:style style:name="P25" style:family="paragraph" style:parent-style-name="Heading_20_2">
      <style:text-properties style:font-name="Arial1" fo:font-size="16pt" style:font-size-asian="16pt"/>
    </style:style>
    <style:style style:name="P26" style:family="paragraph" style:parent-style-name="Heading_20_2">
      <style:text-properties style:font-name="Arial" fo:font-size="16pt" fo:font-style="italic" style:font-size-asian="16pt" style:font-style-asian="italic" style:font-size-complex="16pt"/>
    </style:style>
    <style:style style:name="P27" style:family="paragraph" style:parent-style-name="Heading_20_2">
      <style:text-properties fo:font-size="16pt" style:font-size-asian="16pt" style:font-size-complex="16pt"/>
    </style:style>
    <style:style style:name="T1" style:family="text">
      <style:text-properties style:font-name="Arial1" fo:font-size="10pt" style:font-size-asian="10pt"/>
    </style:style>
    <style:style style:name="T2" style:family="text">
      <style:text-properties style:font-name="Arial1" fo:font-size="10pt" fo:font-style="italic" style:font-size-asian="10pt" style:font-style-asian="italic"/>
    </style:style>
    <style:style style:name="T3" style:family="text">
      <style:text-properties style:font-name="Arial1" fo:font-size="10pt" fo:font-style="italic" style:font-size-asian="10pt" style:font-style-asian="italic" style:font-style-complex="italic"/>
    </style:style>
    <style:style style:name="T4" style:family="text">
      <style:text-properties style:font-name="Arial1" fo:font-size="10pt" fo:font-style="normal" style:font-size-asian="10pt" style:font-style-asian="normal" style:font-style-complex="normal"/>
    </style:style>
    <style:style style:name="T5" style:family="text">
      <style:text-properties style:font-name="Courier1" fo:font-size="14pt" style:font-size-asian="14pt"/>
    </style:style>
    <style:style style:name="T6" style:family="text">
      <style:text-properties style:font-name="Courier1" fo:font-size="14pt" fo:font-style="italic" style:font-size-asian="14pt" style:font-style-asian="italic"/>
    </style:style>
    <style:style style:name="T7" style:family="text">
      <style:text-properties style:font-name="Courier1" fo:font-size="10pt" style:font-size-asian="10pt"/>
    </style:style>
    <style:style style:name="T8" style:family="text">
      <style:text-properties style:font-name="Courier1" fo:font-size="10pt" fo:font-style="italic" style:font-size-asian="10pt" style:font-style-asian="italic"/>
    </style:style>
    <style:style style:name="T9" style:family="text">
      <style:text-properties style:font-name="Courier1" fo:font-size="10pt" fo:font-style="normal" style:font-size-asian="10pt" style:font-style-asian="normal" style:font-style-complex="normal"/>
    </style:style>
    <style:style style:name="T10" style:family="text">
      <style:text-properties style:font-name="Courier1" fo:font-size="16pt" style:font-size-asian="16pt"/>
    </style:style>
    <style:style style:name="T11" style:family="text">
      <style:text-properties style:font-name="Courier1" fo:font-size="16pt" fo:font-style="italic" style:font-size-asian="16pt" style:font-style-asian="italic"/>
    </style:style>
    <style:style style:name="T12" style:family="text">
      <style:text-properties style:font-name="Courier1" fo:font-size="16pt" fo:font-style="italic" style:font-size-asian="16pt" style:font-style-asian="italic" style:font-style-complex="italic"/>
    </style:style>
    <style:style style:name="T13" style:family="text">
      <style:text-properties style:font-name="Courier1" fo:font-size="16pt" fo:font-style="normal" style:font-size-asian="16pt" style:font-style-asian="normal" style:font-style-complex="normal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fo:font-weight="bold" style:font-size-asian="10pt" style:font-weight-asian="bold"/>
    </style:style>
    <style:style style:name="T16" style:family="text">
      <style:text-properties fo:font-size="10pt" fo:font-style="normal" style:font-size-asian="10pt" style:font-style-asian="normal" style:font-style-complex="normal"/>
    </style:style>
    <style:style style:name="T17" style:family="text">
      <style:text-properties style:font-name="Arial"/>
    </style:style>
    <style:style style:name="T18" style:family="text">
      <style:text-properties style:font-name="Arial" fo:font-size="10pt" style:font-size-asian="10pt"/>
    </style:style>
    <style:style style:name="T19" style:family="text">
      <style:text-properties style:font-name="Arial" fo:font-size="10pt" fo:font-style="italic" style:font-size-asian="10pt" style:font-style-asian="italic" style:font-style-complex="italic"/>
    </style:style>
    <style:style style:name="T20" style:family="text">
      <style:text-properties style:font-name="Arial" fo:font-size="10pt" fo:font-style="normal" style:font-size-asian="10pt" style:font-style-asian="normal" style:font-style-complex="normal"/>
    </style:style>
    <style:style style:name="T21" style:family="text">
      <style:text-properties style:font-name="Arial" fo:font-size="10pt" fo:font-weight="bold" style:font-size-asian="10pt" style:font-weight-asian="bold"/>
    </style:style>
    <style:style style:name="T22" style:family="text">
      <style:text-properties style:font-name="Arial" officeooo:rsid="000c18ec"/>
    </style:style>
    <style:style style:name="T23" style:family="text">
      <style:text-properties style:font-name="Courier 10 Pitch"/>
    </style:style>
    <style:style style:name="T24" style:family="text">
      <style:text-properties style:font-name="Courier 10 Pitch" fo:font-size="10pt" fo:font-weight="normal" style:font-size-asian="10pt" style:font-weight-asian="normal" style:font-weight-complex="normal"/>
    </style:style>
    <style:style style:name="T25" style:family="text">
      <style:text-properties style:font-name="Courier 10 Pitch" fo:font-size="10pt" style:font-size-asian="10pt"/>
    </style:style>
    <style:style style:name="T26" style:family="text">
      <style:text-properties officeooo:rsid="000c18ec"/>
    </style:style>
    <style:style style:name="T27" style:family="text">
      <style:text-properties officeooo:rsid="0010cefd"/>
    </style:style>
    <style:style style:name="T28" style:family="text">
      <style:text-properties officeooo:rsid="001213a9"/>
    </style:style>
    <style:style style:name="T29" style:family="text">
      <style:text-properties officeooo:rsid="0012d190"/>
    </style:style>
    <style:style style:name="T30" style:family="text">
      <style:text-properties officeooo:rsid="001350d9"/>
    </style:style>
    <style:style style:name="T31" style:family="text">
      <style:text-properties officeooo:rsid="00150951"/>
    </style:style>
    <style:style style:name="T32" style:family="text">
      <style:text-properties style:font-name="Courier"/>
    </style:style>
    <style:style style:name="T33" style:family="text">
      <style:text-properties style:font-name="Courier 10 Pitch"/>
    </style:style>
    <style:style style:name="T34" style:family="text">
      <style:text-properties officeooo:rsid="00161726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QL Cheatsheet</text:p>
      <text:p text:style-name="P13">Understanding data with SQL</text:p>
      <text:h text:style-name="P25" text:outline-level="2">Clauses</text:h>
      <text:p text:style-name="P16">Clauses are distinct parts of an SQL statement. Put each on its own line and capitalize as below to increase legibility. Here are the five <text:span text:style-name="T27">clauses</text:span> you will find most useful for understanding data:</text:p>
      <text:p text:style-name="Standard"/>
      <text:p text:style-name="Default"><text:span text:style-name="T5">SELECT<text:tab/><text:tab/><text:tab/></text:span><text:span text:style-name="T1">List the columns you want to show. </text:span><text:span text:style-name="T7">*</text:span><text:span text:style-name="T14"> </text:span><text:span text:style-name="T18">selects all columns.</text:span></text:p>
      <text:p text:style-name="Default"><text:span text:style-name="T5">FROM </text:span><text:span text:style-name="T6">table<text:tab/><text:tab/></text:span><text:span text:style-name="T4">Specify the table you want. For example, </text:span><text:span text:style-name="T9">FROM citibike</text:span></text:p>
      <text:p text:style-name="P10"><text:span text:style-name="T5">WHERE </text:span><text:span text:style-name="T6">conditions<text:tab/></text:span><text:span text:style-name="T4">Place conditions on the rows that will be shown. Combine conditions with </text:span><text:span text:style-name="T9">AND</text:span><text:span text:style-name="T16"> </text:span><text:span text:style-name="T20">and</text:span><text:span text:style-name="T16"> </text:span><text:span text:style-name="T9">OR</text:span><text:span text:style-name="T20"> (for example, </text:span><text:span text:style-name="T9">bikes &gt;= 5 AND bikes &lt; 10</text:span><text:span text:style-name="T16"> </text:span><text:span text:style-name="T20">would choose rows where </text:span><text:span text:style-name="T9">bikes</text:span><text:span text:style-name="T20"> is greater than or equal to five and less than ten). Negate them with </text:span><text:span text:style-name="T9">NOT</text:span><text:span text:style-name="T20"> (for example </text:span><text:span text:style-name="T9">NOT</text:span><text:span text:style-name="T7"> bikes = 3</text:span><text:span text:style-name="T18">) would choose rows where </text:span><text:span text:style-name="T7">bikes</text:span><text:span text:style-name="T18"> is not three.</text:span></text:p>
      <text:p text:style-name="Default"><text:span text:style-name="T5">GROUP BY </text:span><text:span text:style-name="T6">column<text:tab/></text:span><text:span text:style-name="T4">Group the output by the column. </text:span><text:span text:style-name="T20">See </text:span><text:span text:style-name="T21">Count in groups </text:span><text:span text:style-name="T18">below for an example.</text:span></text:p>
      <text:p text:style-name="P11"><text:span text:style-name="T5">ORDER BY </text:span><text:span text:style-name="T6">column<text:tab/></text:span><text:span text:style-name="T4">Order the output by the column. Add </text:span><text:span text:style-name="T7">ASC</text:span><text:span text:style-name="T18"> to order ascending (lowest to highest value), </text:span><text:span text:style-name="T7">DESC</text:span><text:span text:style-name="T18"> to order descending (highest to lowest value). For example, </text:span><text:span text:style-name="T7">ORDER BY bikes DESC</text:span><text:span text:style-name="T18"> would order rows by </text:span><text:span text:style-name="T7">bikes</text:span><text:span text:style-name="T18">, highest to lowest.</text:span></text:p>
      <text:p text:style-name="P17"/>
      <text:h text:style-name="P26" text:outline-level="2">Common Queries</text:h>
      <text:section text:style-name="Sect1" text:name="Section1">
        <text:h text:style-name="P22" text:outline-level="3">View all</text:h>
        <text:p text:style-name="P14">This is the default statement in applications such as CartoDB.</text:p>
        <text:p text:style-name="P18">SELECT *</text:p>
        <text:p text:style-name="Default"><text:span text:style-name="T10">FROM </text:span><text:span text:style-name="T11">table</text:span></text:p>
        <text:p text:style-name="P17"/>
        <text:p text:style-name="P14">For example:</text:p>
        <text:p text:style-name="P20">SELECT *</text:p>
        <text:p text:style-name="P21">FROM citibike</text:p>
        <text:h text:style-name="P24" text:outline-level="3">Filter</text:h>
        <text:p text:style-name="P8"><text:span text:style-name="T14">Only show the rows that match the given conditions. See </text:span><text:span text:style-name="T15">Clauses</text:span><text:span text:style-name="T14">, above, for more details on conditions.</text:span></text:p>
        <text:p text:style-name="P18">SELECT *</text:p>
        <text:p text:style-name="Default"><text:span text:style-name="T10">FROM </text:span><text:span text:style-name="T11">table</text:span></text:p>
        <text:p text:style-name="Default"><text:span text:style-name="T10">WHERE </text:span><text:span text:style-name="T11">conditions</text:span></text:p>
        <text:p text:style-name="P17"/>
        <text:p text:style-name="P14">For example:</text:p>
        <text:p text:style-name="P20">SELECT *</text:p>
        <text:p text:style-name="P21">FROM citibike</text:p>
        <text:p text:style-name="P21">WHERE bikes &gt;= 5</text:p>
        <text:h text:style-name="P22" text:outline-level="3">Count</text:h>
        <text:p text:style-name="Default"><text:span text:style-name="T8">SELECT</text:span><text:span text:style-name="T14"> </text:span><text:span text:style-name="T19">can do more than pick columns. It can also aggregate columns. Get the number of rows in a table:</text:span></text:p>
        <text:p text:style-name="P18">SELECT COUNT(*)</text:p>
        <text:p text:style-name="Default"><text:span text:style-name="T10">FROM </text:span><text:span text:style-name="T11">table</text:span></text:p>
        <text:p text:style-name="P19"/>
        <text:p text:style-name="P14">For example:</text:p>
        <text:p text:style-name="P20">SELECT COUNT(*)</text:p>
        <text:p text:style-name="P21">FROM citibike</text:p>
        <text:h text:style-name="P22" text:outline-level="3">Count and filter</text:h>
        <text:p text:style-name="Default"><text:span text:style-name="T2">Add a </text:span><text:span text:style-name="T7">WHERE</text:span><text:span text:style-name="T14"> </text:span><text:span text:style-name="T19">clause to the above to count only the rows you are interested in.</text:span></text:p>
        <text:p text:style-name="P18">SELECT COUNT(*)</text:p>
        <text:p text:style-name="Default"><text:span text:style-name="T10">FROM </text:span><text:span text:style-name="T11">table</text:span></text:p>
        <text:p text:style-name="Default"><text:span text:style-name="T10">WHERE </text:span><text:span text:style-name="T11">conditions</text:span></text:p>
        <text:p text:style-name="P17"/>
        <text:p text:style-name="P14">For example:</text:p>
        <text:p text:style-name="P20">SELECT COUNT(*)</text:p>
        <text:p text:style-name="P21">FROM citibike</text:p>
        <text:p text:style-name="P21">WHERE bikes &gt;= 5</text:p>
        <text:h text:style-name="P22" text:outline-level="3"><text:soft-page-break/>Count in groups</text:h>
        <text:p text:style-name="P15">Group rows by their value in a column, then count the number of rows in each group. Handy for answering questions </text:p>
        <text:p text:style-name="Default"><text:span text:style-name="T3">like “How many stations are there in each borough?”</text:span><text:span text:style-name="T1"> </text:span></text:p>
        <text:p text:style-name="Default"><text:span text:style-name="T13">SELECT </text:span><text:span text:style-name="T12">column</text:span><text:span text:style-name="T13">, COU</text:span><text:span text:style-name="T10">NT(*)</text:span></text:p>
        <text:p text:style-name="Default"><text:span text:style-name="T10">FROM </text:span><text:span text:style-name="T11">table</text:span></text:p>
        <text:p text:style-name="Default"><text:span text:style-name="T10">GROUP BY </text:span><text:span text:style-name="T11">column</text:span></text:p>
        <text:p text:style-name="P19"/>
        <text:p text:style-name="P14">For example:</text:p>
        <text:p text:style-name="P20">SELECT borough, COUNT(*)</text:p>
        <text:p text:style-name="P21">FROM citibike</text:p>
        <text:p text:style-name="P21">GROUP BY borough</text:p>
        <text:h text:style-name="P22" text:outline-level="3">Count in groups and filter</text:h>
        <text:p text:style-name="P15">Group filtered rows by their value in a column, then count the number of rows in each group. “How many stations</text:p>
        <text:p text:style-name="P15">are there in each borough that meet my criteria?”</text:p>
        <text:p text:style-name="Default"><text:span text:style-name="T13">SELECT </text:span><text:span text:style-name="T11">column</text:span><text:span text:style-name="T10">, COUNT(*)</text:span></text:p>
        <text:p text:style-name="Default"><text:span text:style-name="T10">FROM </text:span><text:span text:style-name="T11">table</text:span></text:p>
        <text:p text:style-name="Default"><text:span text:style-name="T10">WHERE </text:span><text:span text:style-name="T11">conditions</text:span></text:p>
        <text:p text:style-name="Default"><text:span text:style-name="T10">GROUP BY </text:span><text:span text:style-name="T11">column</text:span></text:p>
        <text:p text:style-name="P17"/>
        <text:p text:style-name="P14">For example:</text:p>
        <text:p text:style-name="P20">SELECT borough, COUNT(*)</text:p>
        <text:p text:style-name="P21">FROM citibike</text:p>
        <text:p text:style-name="P21">WHERE bikes &gt; 1</text:p>
        <text:p text:style-name="P21">GROUP BY borough</text:p>
        <text:h text:style-name="P22" text:outline-level="3">Find unique values in a column</text:h>
        <text:p text:style-name="P7"><text:span text:style-name="T7">SELECT</text:span><text:span text:style-name="T14"> has more tricks up its sleeve. Here it is used to quickly give us all of the unique values in a column by using </text:span><text:span text:style-name="T7">DISTINCT</text:span><text:span text:style-name="T14">. This is handy for understanding a column in a database that is new to you. “What's in here?”</text:span></text:p>
        <text:p text:style-name="P6"><text:span text:style-name="T10">SELECT DISTINCT(</text:span><text:span text:style-name="T12">column</text:span><text:span text:style-name="T10">)</text:span></text:p>
        <text:p text:style-name="Default"><text:span text:style-name="T10">FROM </text:span><text:span text:style-name="T11">table</text:span></text:p>
        <text:p text:style-name="P19"/>
        <text:p text:style-name="P14">For example:</text:p>
        <text:p text:style-name="P20">SELECT DISTINCT(borough)</text:p>
        <text:p text:style-name="P21">FROM citibike</text:p>
        <text:h text:style-name="P22" text:outline-level="3">Find the range of a column</text:h>
        <text:p text:style-name="P8"><text:span text:style-name="T14">More </text:span><text:span text:style-name="T24">SELECT</text:span><text:span text:style-name="T14"> fun. Get the range of values in a column with </text:span><text:span text:style-name="T25">MIN</text:span><text:span text:style-name="T14"> and </text:span><text:span text:style-name="T25">MAX</text:span><text:span text:style-name="T14">. As above, this is useful for understanding a column in a database that is new to you.</text:span></text:p>
        <text:p text:style-name="P6"><text:span text:style-name="T10">SELECT MIN(</text:span><text:span text:style-name="T12">column</text:span><text:span text:style-name="T10">), MAX(</text:span><text:span text:style-name="T12">column</text:span><text:span text:style-name="T10">)</text:span></text:p>
        <text:p text:style-name="Default"><text:span text:style-name="T10">FROM </text:span><text:span text:style-name="T11">table</text:span></text:p>
        <text:p text:style-name="P19"/>
        <text:p text:style-name="P14">For example:</text:p>
        <text:p text:style-name="P20">SELECT MIN(bikes), MAX(bikes)</text:p>
        <text:p text:style-name="P21">FROM citibike</text:p>
        <text:h text:style-name="P23" text:outline-level="3">Find unique values in a column, filter</text:h>
        <text:p text:style-name="P8"><text:span text:style-name="T14">As with most statements, you can add a </text:span><text:span text:style-name="T25">WHERE</text:span><text:span text:style-name="T14"> clause after the </text:span><text:span text:style-name="T25">FROM</text:span><text:span text:style-name="T14"> clause to restrict the rows that you are querying. Here you can get the unique values in a column while only looking at certain rows.</text:span></text:p>
        <text:p text:style-name="P6"><text:span text:style-name="T10">SELECT DISTINCT(</text:span><text:span text:style-name="T12">column</text:span><text:span text:style-name="T10">)</text:span></text:p>
        <text:p text:style-name="Default"><text:span text:style-name="T10">FROM </text:span><text:span text:style-name="T11">table</text:span></text:p>
        <text:p text:style-name="Default"><text:span text:style-name="T10">WHERE </text:span><text:span text:style-name="T11">conditions</text:span></text:p>
        <text:p text:style-name="P19"/>
        <text:p text:style-name="P14">For example:</text:p>
        <text:p text:style-name="P20">SELECT DISTINCT(borough)</text:p>
        <text:p text:style-name="P21">FROM citibike</text:p>
        <text:p text:style-name="P21">WHERE bikes &gt; 10</text:p>
        <text:h text:style-name="P22" text:outline-level="3">Ordering rows</text:h>
        <text:p text:style-name="P7"><text:span text:style-name="T1">Add an </text:span><text:span text:style-name="T7">ORDER BY</text:span><text:span text:style-name="T14"> clause after a </text:span><text:span text:style-name="T7">FROM</text:span><text:span text:style-name="T14"> clause (or a </text:span><text:span text:style-name="T7">WHERE</text:span><text:span text:style-name="T14"> clause, if you are filtering) to sort rows.</text:span></text:p>
        <text:p text:style-name="P18">SELECT *</text:p>
        <text:p text:style-name="Default"><text:span text:style-name="T10">FROM </text:span><text:span text:style-name="T11">table</text:span></text:p>
        <text:p text:style-name="Default"><text:span text:style-name="T10">WHERE </text:span><text:span text:style-name="T11">conditions</text:span></text:p>
        <text:p text:style-name="Default"><text:span text:style-name="T10">ORDER BY </text:span><text:span text:style-name="T11">column</text:span></text:p>
        <text:p text:style-name="P19"/>
        <text:p text:style-name="P14">For example:</text:p>
        <text:p text:style-name="P20">SELECT DISTINCT(borough)</text:p>
        <text:p text:style-name="P21">FROM citibike</text:p>
        <text:p text:style-name="P21">WHERE bikes &gt; 10</text:p>
        <text:p text:style-name="P21">ORDER BY bikes</text:p>
        <text:section text:style-name="Sect2" text:name="Section2">
          <text:p text:style-name="P9"/>
          <text:p text:style-name="P9"/>
          <text:h text:style-name="P27" text:outline-level="2"><text:soft-page-break/>Condition <text:span text:style-name="T26">operators</text:span></text:h>
          <text:p text:style-name="P1">WHERE clause <text:span text:style-name="T26">condition</text:span>s can contain the following operators:</text:p>
          <text:p text:style-name="P3">&gt;<text:tab/><text:tab/><text:tab/><text:span text:style-name="T17">Greater than. Eg, </text:span>bikes &gt; 10<text:span text:style-name="T17"> select</text:span><text:span text:style-name="T22">s</text:span><text:span text:style-name="T17"> rows with </text:span>bikes<text:span text:style-name="T17"> over 10.</text:span></text:p>
          <text:p text:style-name="P3">&lt;<text:tab/><text:tab/><text:tab/><text:span text:style-name="T17">Less than. Eg, </text:span>bikes &lt; 10<text:span text:style-name="T17"> select</text:span><text:span text:style-name="T22">s</text:span><text:span text:style-name="T17"> rows with </text:span>bikes<text:span text:style-name="T17"> under 10.</text:span></text:p>
          <text:p text:style-name="P3">=<text:tab/><text:tab/><text:tab/><text:span text:style-name="T17">Equal. Eg, </text:span>bikes = 10<text:span text:style-name="T17"> select</text:span><text:span text:style-name="T22">s</text:span><text:span text:style-name="T17"> rows with </text:span>bikes<text:span text:style-name="T17"> equal to 10.</text:span></text:p>
          <text:p text:style-name="P3">!=<text:tab/><text:tab/><text:tab/><text:span text:style-name="T17">Not equal. Eg, </text:span>bikes != 10<text:span text:style-name="T17"> select</text:span><text:span text:style-name="T22">s</text:span><text:span text:style-name="T17"> rows with </text:span>bikes<text:span text:style-name="T17"> not equal to 10.</text:span></text:p>
          <text:p text:style-name="P3">&gt;=<text:tab/><text:tab/><text:tab/><text:span text:style-name="T17">Greater or equal. </text:span>bikes &gt;= 10<text:span text:style-name="T17"> select</text:span><text:span text:style-name="T22">s</text:span><text:span text:style-name="T17"> rows with </text:span>bikes<text:span text:style-name="T17"> greater or equal to 10.</text:span></text:p>
          <text:p text:style-name="P3">&lt;=<text:tab/><text:tab/><text:tab/><text:span text:style-name="T17">Less than or equal. </text:span>bikes &lt;= 10<text:span text:style-name="T17"> select</text:span><text:span text:style-name="T22">s</text:span><text:span text:style-name="T17"> rows with </text:span>bikes<text:span text:style-name="T17"> less than or equal to 10.</text:span></text:p>
          <text:p text:style-name="P4">IN<text:tab/><text:tab/><text:tab/><text:span text:style-name="T22">In</text:span><text:span text:style-name="T17">. Eg, </text:span>bikes <text:span text:style-name="T26">in</text:span> <text:span text:style-name="T26">(8, 9, </text:span>10<text:span text:style-name="T26">)</text:span><text:span text:style-name="T17">, selecting rows with </text:span>bikes<text:span text:style-name="T17"> equal to </text:span><text:span text:style-name="T22">8, 9, or </text:span><text:span text:style-name="T17">10.</text:span></text:p>
          <text:p text:style-name="P3">IS NULL<text:tab/><text:tab/><text:span text:style-name="T22">Is null. Eg, </text:span><text:span text:style-name="T26">bikes IS NULL</text:span><text:span text:style-name="T22">, selecting rows where </text:span><text:span text:style-name="T26">bikes</text:span><text:span text:style-name="T22"> is not set.</text:span></text:p>
          <text:p text:style-name="P4">IS NOT NULL<text:tab/><text:span text:style-name="T22">Is not null. Eg, </text:span><text:span text:style-name="T26">bikes IS NOT NULL</text:span><text:span text:style-name="T22">, selecting rows where </text:span><text:span text:style-name="T26">bikes</text:span><text:span text:style-name="T22"> is set.</text:span></text:p>
        </text:section>
      </text:section>
      <text:section text:style-name="Sect3" text:name="Section3">
        <text:h text:style-name="P27" text:outline-level="2">Working with <text:span text:style-name="T28">text</text:span></text:h>
        <text:p text:style-name="P2">If you are working with a column that is <text:span text:style-name="T28">text (also called a “string,” mostly by programmers)</text:span>, your conditions have to take that into account. For example, when using <text:span text:style-name="T23">=</text:span>, you have to put the <text:span text:style-name="T29">text</text:span> you are comparing <text:span text:style-name="T29">with </text:span>the column in quot<text:span text:style-name="T30">ation marks</text:span>:</text:p>
        <text:p text:style-name="P2"><text:tab/><text:span text:style-name="T23">SELECT *</text:span></text:p>
        <text:p text:style-name="P5"><text:tab/>FROM citibike</text:p>
        <text:p text:style-name="P5"><text:tab/>WHERE borough = 'Brooklyn'</text:p>
        <text:p text:style-name="P2">More likely you will be searching within <text:span text:style-name="T31">the text in the</text:span> column <text:span text:style-name="T31">rather than doing an exact match. Y</text:span>ou can do <text:span text:style-name="T31">this </text:span>using the <text:span text:style-name="T23">ILIKE</text:span> operator:</text:p>
        <text:p text:style-name="P2"><text:tab/><text:span text:style-name="T23">SELECT *</text:span></text:p>
        <text:p text:style-name="P5"><text:tab/>FROM citibike</text:p>
        <text:p text:style-name="P5"><text:tab/>WHERE address ILIKE '%fulton%'</text:p>
        <text:p text:style-name="P2">The above searches the <text:span text:style-name="T23">address</text:span> column for any values containing “<text:span text:style-name="T23">fulton</text:span>”. The <text:span text:style-name="T23">%</text:span> means “match anything,” so this translates to “<text:span text:style-name="T34">'</text:span>fulton<text:span text:style-name="T34">'</text:span> preceded by anything and followed by anything else.”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ial1" svg:font-family="Arial" style:font-family-generic="roman"/>
    <style:font-face style:name="Arial Unicode MS" svg:font-family="'Arial Unicode MS'" style:font-family-generic="roman"/>
    <style:font-face style:name="Courier1" svg:font-family="Courier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Default" style:family="paragraph" style:default-outline-level="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style:font-name="Arial Unicode MS" fo:font-family="'Arial Unicode MS'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5in" fo:margin-right="0.25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4-02-18T14:26:45.912426823</meta:creation-date>
    <dc:date>2015-02-17T21:26:53.451690647</dc:date>
    <dc:creator>Eric Brelsford</dc:creator>
    <meta:editing-duration>PT46M52S</meta:editing-duration>
    <meta:editing-cycles>18</meta:editing-cycles>
    <meta:generator>LibreOffice/4.4.0.3$Linux_X86_64 LibreOffice_project/40m0$Build-3</meta:generator>
    <meta:document-statistic meta:table-count="0" meta:image-count="0" meta:object-count="0" meta:page-count="3" meta:paragraph-count="119" meta:word-count="897" meta:character-count="4971" meta:non-whitespace-character-count="4167"/>
  </office:meta>
</office:document-meta>
</file>